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8.36pt"/>
    </style:style>
    <style:style style:name="co2" style:family="table-column">
      <style:table-column-properties fo:break-before="auto" style:column-width="22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January</text:p>
          </table:table-cell>
          <table:table-cell table:style-name="ce2" office:value-type="string" calcext:value-type="string">
            <text:p>February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April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string" calcext:value-type="string">
            <text:p>June</text:p>
          </table:table-cell>
          <table:table-cell table:style-name="ce2" office:value-type="string" calcext:value-type="string">
            <text:p>July</text:p>
          </table:table-cell>
          <table:table-cell table:style-name="ce2" office:value-type="string" calcext:value-type="string">
            <text:p>August</text:p>
          </table:table-cell>
          <table:table-cell table:style-name="ce2" office:value-type="string" calcext:value-type="string">
            <text:p>September</text:p>
          </table:table-cell>
          <table:table-cell table:style-name="ce2" office:value-type="string" calcext:value-type="string">
            <text:p>October</text:p>
          </table:table-cell>
          <table:table-cell table:style-name="ce2" office:value-type="string" calcext:value-type="string">
            <text:p>November</text:p>
          </table:table-cell>
          <table:table-cell table:style-name="ce2" office:value-type="string" calcext:value-type="string">
            <text:p>Decem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-winged Blackbird</text:p>
          </table:table-cell>
          <table:table-cell table:number-columns-repeated="12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ty Blackbird </text:p>
          </table:table-cell>
          <table:table-cell table:number-columns-repeated="4" office:value-type="string" calcext:value-type="string">
            <text:p>u</text:p>
          </table:table-cell>
          <table:table-cell table:number-columns-repeated="5"/>
          <table:table-cell table:number-columns-repeated="3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ern Bluebi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9"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bolink</text:p>
          </table:table-cell>
          <table:table-cell table:number-columns-repeated="3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2"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ern Bobwhite</text:p>
          </table:table-cell>
          <table:table-cell table:number-columns-repeated="12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fflehead</text:p>
          </table:table-cell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4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go Bunting</text:p>
          </table:table-cell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thern Cardinal</text:p>
          </table:table-cell>
          <table:table-cell table:number-columns-repeated="3" office:value-type="string" calcext:value-type="string">
            <text:p>c</text:p>
          </table:table-cell>
          <table:table-cell table:number-columns-repeated="5" office:value-type="string" calcext:value-type="string">
            <text:p>cs</text:p>
          </table:table-cell>
          <table:table-cell table:number-columns-repeated="4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y Catbird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u</text:p>
          </table:table-cell>
          <table:table-cell table:number-columns-repeated="4" office:value-type="string" calcext:value-type="string">
            <text:p>cs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llow-breasted Chat</text:p>
          </table:table-cell>
          <table:table-cell table:number-columns-repeated="12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olina Chickadee</text:p>
          </table:table-cell>
          <table:table-cell table:number-columns-repeated="4"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5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wn-headed Cowbird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cs</text:p>
          </table:table-cell>
          <table:table-cell table:number-columns-repeated="6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wn Creeper</text:p>
          </table:table-cell>
          <table:table-cell table:number-columns-repeated="12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Crow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6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sh Crow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6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ck-billed Cuckoo</text:p>
          </table:table-cell>
          <table:table-cell table:number-columns-repeated="3"/>
          <table:table-cell table:number-columns-repeated="7"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low-billed Cuckoo</text:p>
          </table:table-cell>
          <table:table-cell table:number-columns-repeated="4"/>
          <table:table-cell table:number-columns-repeated="6"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rning Dove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office:value-type="string" calcext:value-type="string">
            <text:p>cs</text:p>
          </table:table-cell>
          <table:table-cell table:number-columns-repeated="4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ck Pigeon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6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od Duck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s</text:p>
          </table:table-cell>
          <table:table-cell table:number-columns-repeated="6" office:value-type="string" calcext:value-type="string">
            <text:p>c</text:p>
          </table:table-cell>
          <table:table-cell table:number-columns-repeated="2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d Eagle</text:p>
          </table:table-cell>
          <table:table-cell table:number-columns-repeated="12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egrine Falcon</text:p>
          </table:table-cell>
          <table:table-cell table:number-columns-repeated="12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 Finch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cs</text:p>
          </table:table-cell>
          <table:table-cell table:number-columns-repeated="6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rple Finch</text:p>
          </table:table-cell>
          <table:table-cell table:number-columns-repeated="5" office:value-type="string" calcext:value-type="string">
            <text:p>u</text:p>
          </table:table-cell>
          <table:table-cell table:number-columns-repeated="3"/>
          <table:table-cell table:number-columns-repeated="4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ern Flicker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cs</text:p>
          </table:table-cell>
          <table:table-cell table:number-columns-repeated="6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dian Flycatcher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cs</text:p>
          </table:table-cell>
          <table:table-cell table:number-columns-repeated="3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at Crested Flycatcher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ast Flycatcher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ue-gray Gnatcatcher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us</text:p>
          </table:table-cell>
          <table:table-cell table:number-columns-repeated="2" office:value-type="string" calcext:value-type="string">
            <text:p>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erican Goldfinch</text:p>
          </table:table-cell>
          <table:table-cell table:number-columns-repeated="5"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4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ada Goose</text:p>
          </table:table-cell>
          <table:table-cell table:number-columns-repeated="12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on Grackle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6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 Grosbeak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ing Grosbeak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7"/>
          <table:table-cell table:number-columns-repeated="2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-breasted Grosbeak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rring Gull</text:p>
          </table:table-cell>
          <table:table-cell table:number-columns-repeated="12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ughing Gull</text:p>
          </table:table-cell>
          <table:table-cell table:number-columns-repeated="12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ng-billed Gull</text:p>
          </table:table-cell>
          <table:table-cell table:number-columns-repeated="12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ad-winged Hawk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cs</text:p>
          </table:table-cell>
          <table:table-cell table:number-columns-repeated="5"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oper’s Hawk</text:p>
          </table:table-cell>
          <table:table-cell table:number-columns-repeated="3" office:value-type="string" calcext:value-type="string">
            <text:p>r</text:p>
          </table:table-cell>
          <table:table-cell table:number-columns-repeated="6"/>
          <table:table-cell table:number-columns-repeated="3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-shouldered Hawk</text:p>
          </table:table-cell>
          <table:table-cell table:number-columns-repeated="12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-tailed Hawk</text:p>
          </table:table-cell>
          <table:table-cell table:number-columns-repeated="4" office:value-type="string" calcext:value-type="string">
            <text:p>c</text:p>
          </table:table-cell>
          <table:table-cell table:number-columns-repeated="5"/>
          <table:table-cell table:number-columns-repeated="3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rp-shinned Hawk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/>
          <table:table-cell table:number-columns-repeated="4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ck-crowned Night-Heron</text:p>
          </table:table-cell>
          <table:table-cell table:number-columns-repeated="12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at blue Heron</text:p>
          </table:table-cell>
          <table:table-cell table:number-columns-repeated="12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 Heron</text:p>
          </table:table-cell>
          <table:table-cell table:number-columns-repeated="3"/>
          <table:table-cell table:number-columns-repeated="7"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by throated Hummingbird 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cs</text:p>
          </table:table-cell>
          <table:table-cell table:number-columns-repeated="3"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ue Jay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6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k-eyed Junco</text:p>
          </table:table-cell>
          <table:table-cell table:number-columns-repeated="4" office:value-type="string" calcext:value-type="string">
            <text:p>c</text:p>
          </table:table-cell>
          <table:table-cell table:number-columns-repeated="5"/>
          <table:table-cell table:number-columns-repeated="3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Kestrel</text:p>
          </table:table-cell>
          <table:table-cell table:number-columns-repeated="12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deer</text:p>
          </table:table-cell>
          <table:table-cell table:number-columns-repeated="12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ern Kingbird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ted Kingfisher</text:p>
          </table:table-cell>
          <table:table-cell table:number-columns-repeated="4" office:value-type="string" calcext:value-type="string">
            <text:p>u</text:p>
          </table:table-cell>
          <table:table-cell office:value-type="string" calcext:value-type="string">
            <text:p>us</text:p>
          </table:table-cell>
          <table:table-cell table:number-columns-repeated="7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lden-crowned Kinglet</text:p>
          </table:table-cell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4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by-crowned Kinglet</text:p>
          </table:table-cell>
          <table:table-cell table:number-columns-repeated="5" office:value-type="string" calcext:value-type="string">
            <text:p>u</text:p>
          </table:table-cell>
          <table:table-cell table:number-columns-repeated="3"/>
          <table:table-cell table:number-columns-repeated="4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on Loon</text:p>
          </table:table-cell>
          <table:table-cell table:number-columns-repeated="5" office:value-type="string" calcext:value-type="string">
            <text:p>r</text:p>
          </table:table-cell>
          <table:table-cell table:number-columns-repeated="3"/>
          <table:table-cell table:number-columns-repeated="4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ard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6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rple Martin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c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ern Meadowlark</text:p>
          </table:table-cell>
          <table:table-cell table:number-columns-repeated="4" office:value-type="string" calcext:value-type="string">
            <text:p>r</text:p>
          </table:table-cell>
          <table:table-cell table:number-columns-repeated="3"/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on Merganser</text:p>
          </table:table-cell>
          <table:table-cell table:number-columns-repeated="5" office:value-type="string" calcext:value-type="string">
            <text:p>r</text:p>
          </table:table-cell>
          <table:table-cell table:number-columns-repeated="4"/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ern Mockingbird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 office:value-type="string" calcext:value-type="string">
            <text:p>cs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on Nighthawk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cs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u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te-breasted Nuthatch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-breasted Nuthatch</text:p>
          </table:table-cell>
          <table:table-cell table:number-columns-repeated="5" office:value-type="string" calcext:value-type="string">
            <text:p>r</text:p>
          </table:table-cell>
          <table:table-cell table:number-columns-repeated="3"/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ltimore Oriole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cs</text:p>
          </table:table-cell>
          <table:table-cell table:number-columns-repeated="4" office:value-type="string" calcext:value-type="string">
            <text:p>c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ard Oriole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prey</text:p>
          </table:table-cell>
          <table:table-cell table:number-columns-repeated="2"/>
          <table:table-cell table:number-columns-repeated="9"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nbird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cs</text:p>
          </table:table-cell>
          <table:table-cell table:number-columns-repeated="4" office:value-type="string" calcext:value-type="string">
            <text:p>c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red Owl</text:p>
          </table:table-cell>
          <table:table-cell table:number-columns-repeated="2" office:value-type="string" calcext:value-type="string">
            <text:p>u</text:p>
          </table:table-cell>
          <table:table-cell table:number-columns-repeated="3" office:value-type="string" calcext:value-type="string">
            <text:p>us</text:p>
          </table:table-cell>
          <table:table-cell table:number-columns-repeated="6" office:value-type="string" calcext:value-type="string">
            <text:p>u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at Horned Ow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s</text:p>
          </table:table-cell>
          <table:table-cell table:number-columns-repeated="9"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ern Screech Owl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cs</text:p>
          </table:table-cell>
          <table:table-cell table:number-columns-repeated="7"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ern Wood-Pewee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cs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ern Phoebe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5"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Redstart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2"/>
          <table:table-cell table:number-columns-repeated="2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Robin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 office:value-type="string" calcext:value-type="string">
            <text:p>cs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itary Sandpiper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tted Sandpiper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llow-bellied Sapsucker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 office:value-type="string" calcext:value-type="string">
            <text:p>cs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ne Siskin</text:p>
          </table:table-cell>
          <table:table-cell table:number-columns-repeated="5" office:value-type="string" calcext:value-type="string">
            <text:p>r</text:p>
          </table:table-cell>
          <table:table-cell table:number-columns-repeated="4"/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pping Sparrow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string" calcext:value-type="string">
            <text:p>us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 Sparrow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 office:value-type="string" calcext:value-type="string">
            <text:p>cs</text:p>
          </table:table-cell>
          <table:table-cell table:number-columns-repeated="4"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eld Sparrow</text:p>
          </table:table-cell>
          <table:table-cell table:number-columns-repeated="5" office:value-type="string" calcext:value-type="string">
            <text:p>u</text:p>
          </table:table-cell>
          <table:table-cell table:number-columns-repeated="3"/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x Sparrow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6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g Sparrow</text:p>
          </table:table-cell>
          <table:table-cell table:number-columns-repeated="3" office:value-type="string" calcext:value-type="string">
            <text:p>c</text:p>
          </table:table-cell>
          <table:table-cell table:number-columns-repeated="5" office:value-type="string" calcext:value-type="string">
            <text:p>cs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amp Sparrow</text:p>
          </table:table-cell>
          <table:table-cell table:number-columns-repeated="5" office:value-type="string" calcext:value-type="string">
            <text:p>r</text:p>
          </table:table-cell>
          <table:table-cell table:number-columns-repeated="3"/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Tree Sparrow</text:p>
          </table:table-cell>
          <table:table-cell table:number-columns-repeated="4" office:value-type="string" calcext:value-type="string">
            <text:p>r</text:p>
          </table:table-cell>
          <table:table-cell table:number-columns-repeated="5"/>
          <table:table-cell table:number-columns-repeated="3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own Thrasher</text:p>
          </table:table-cell>
          <table:table-cell table:number-columns-repeated="2"/>
          <table:table-cell table:number-columns-repeated="2" office:value-type="string" calcext:value-type="string">
            <text:p>u</text:p>
          </table:table-cell>
          <table:table-cell table:number-columns-repeated="3" office:value-type="string" calcext:value-type="string">
            <text:p>us</text:p>
          </table:table-cell>
          <table:table-cell table:number-columns-repeated="4" office:value-type="string" calcext:value-type="string">
            <text:p>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y-cheeked Thrush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rmit Thrush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ainsons Thrush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od Thrush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fted Titmouse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6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ern Towhee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office:value-type="string" calcext:value-type="string">
            <text:p>cs</text:p>
          </table:table-cell>
          <table:table-cell table:number-columns-repeated="6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ery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2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iladelphia Vireo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-eyed Vireo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cs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e-headed Vireo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ite-eyed Vireo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us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low-throated Vireo</text:p>
          </table:table-cell>
          <table:table-cell table:number-columns-repeated="3"/>
          <table:table-cell table:number-columns-repeated="6"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ack Vulture</text:p>
          </table:table-cell>
          <table:table-cell table:number-columns-repeated="12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ey Vulture</text:p>
          </table:table-cell>
          <table:table-cell table:number-columns-repeated="12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y-breasted Warble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ackburnian Warbler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4"/>
          <table:table-cell table:number-columns-repeated="2"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ckpoll Warbler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ack-throated Blue Warbler</text:p>
          </table:table-cell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ck-throated Green Warbler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ck-and-white Warbler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ue-winged Warbler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ada Warble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table:number-columns-repeated="2"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e May Warbler</text:p>
          </table:table-cell>
          <table:table-cell table:number-columns-repeated="3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3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stnut-sided Warbler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en-winged Warbler</text:p>
          </table:table-cell>
          <table:table-cell table:number-columns-repeated="3"/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gnolia Warbler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rning Warbler</text:p>
          </table:table-cell>
          <table:table-cell table:number-columns-repeated="3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2"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shville Warbler</text:p>
          </table:table-cell>
          <table:table-cell table:number-columns-repeated="3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2"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m Warbler</text:p>
          </table:table-cell>
          <table:table-cell table:number-columns-repeated="2"/>
          <table:table-cell table:number-columns-repeated="3" office:value-type="string" calcext:value-type="string">
            <text:p>u</text:p>
          </table:table-cell>
          <table:table-cell table:number-columns-repeated="3"/>
          <table:table-cell table:number-columns-repeated="3" office:value-type="string" calcext:value-type="string">
            <text:p>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ern Parula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e Warbler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3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irie Warbler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thonotary Warbler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nessee Warbler 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3"/>
          <table:table-cell table:number-columns-repeated="2" office:value-type="string" calcext:value-type="string">
            <text:p>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lson’s Warble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table:number-columns-repeated="2"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rm-eating Warbler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s</text:p>
          </table:table-cell>
          <table:table-cell table:number-columns-repeated="3"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llow Warbler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cs</text:p>
          </table:table-cell>
          <table:table-cell table:number-columns-repeated="4"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low-rumped Warbler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ellow-throated Warbler</text:p>
          </table:table-cell>
          <table:table-cell table:number-columns-repeated="3"/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isiana Waterthrush</text:p>
          </table:table-cell>
          <table:table-cell table:number-columns-repeated="2"/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cs</text:p>
          </table:table-cell>
          <table:table-cell table:number-columns-repeated="3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thern Waterthrush</text:p>
          </table:table-cell>
          <table:table-cell table:number-columns-repeated="2"/>
          <table:table-cell table:number-columns-repeated="2" office:value-type="string" calcext:value-type="string">
            <text:p>c</text:p>
          </table:table-cell>
          <table:table-cell table:number-columns-repeated="3"/>
          <table:table-cell table:number-columns-repeated="3"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dar Waxwing</text:p>
          </table:table-cell>
          <table:table-cell table:number-columns-repeated="4" office:value-type="string" calcext:value-type="string">
            <text:p>u</text:p>
          </table:table-cell>
          <table:table-cell office:value-type="string" calcext:value-type="string">
            <text:p>us</text:p>
          </table:table-cell>
          <table:table-cell table:number-columns-repeated="4"/>
          <table:table-cell table:number-columns-repeated="3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rican Woodcock</text:p>
          </table:table-cell>
          <table:table-cell table:number-columns-repeated="4" office:value-type="string" calcext:value-type="string">
            <text:p>u</text:p>
          </table:table-cell>
          <table:table-cell table:number-columns-repeated="2" office:value-type="string" calcext:value-type="string">
            <text:p>us</text:p>
          </table:table-cell>
          <table:table-cell table:number-columns-repeated="6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wny Woodpecker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cs</text:p>
          </table:table-cell>
          <table:table-cell table:number-columns-repeated="7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eated Woodpecker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cs</text:p>
          </table:table-cell>
          <table:table-cell table:number-columns-repeated="7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-bellied Woodpecker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cs</text:p>
          </table:table-cell>
          <table:table-cell table:number-columns-repeated="7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-headed Woodpecker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string" calcext:value-type="string">
            <text:p>rs</text:p>
          </table:table-cell>
          <table:table-cell table:number-columns-repeated="7"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olina Wren</text:p>
          </table:table-cell>
          <table:table-cell table:number-columns-repeated="3" office:value-type="string" calcext:value-type="string">
            <text:p>c</text:p>
          </table:table-cell>
          <table:table-cell table:number-columns-repeated="5" office:value-type="string" calcext:value-type="string">
            <text:p>cs</text:p>
          </table:table-cell>
          <table:table-cell table:number-columns-repeated="4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use Wre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cs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ter Wren</text:p>
          </table:table-cell>
          <table:table-cell table:number-columns-repeated="5" office:value-type="string" calcext:value-type="string">
            <text:p>u</text:p>
          </table:table-cell>
          <table:table-cell table:number-columns-repeated="4"/>
          <table:table-cell table:number-columns-repeated="3" office:value-type="string" calcext:value-type="string">
            <text:p>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on Yellowthroat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cs</text:p>
          </table:table-cell>
          <table:table-cell table:number-columns-repeated="3" office:value-type="string" calcext:value-type="string">
            <text:p>c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/00/0000</text:date>, <text:time style:data-style-name="N2" text:time-value="13:51:43.024826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6T18:16:59.658229011</meta:creation-date>
    <meta:generator>LibreOffice/6.3.3.2$Linux_X86_64 LibreOffice_project/30$Build-2</meta:generator>
    <dc:date>2019-12-25T13:52:04.515004373</dc:date>
    <meta:editing-duration>PT2H45M29S</meta:editing-duration>
    <meta:editing-cycles>39</meta:editing-cycles>
    <meta:document-statistic meta:table-count="1" meta:cell-count="1282" meta:object-count="0"/>
  </office:meta>
</office:document-meta>
</file>